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17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8.0f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number-columns-repeated="1016"/>
        </table:table-row>
        <table:table-row table:style-name="ro1">
          <table:table-cell office:value-type="string">
            <text:p>dialo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tre</text:p>
          </table:table-cell>
          <table:table-cell office:value-type="string">
            <text:p>blablabla</text:p>
          </table:table-cell>
          <table:table-cell office:value-type="string">
            <text:p>Assets/2D/Dialogs/Captain.png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3:51.81</dc:date>
    <meta:editing-duration>PT39M4S</meta:editing-duration>
    <meta:editing-cycles>28</meta:editing-cycles>
    <dc:creator>Wister </dc:creator>
    <meta:document-statistic meta:table-count="1" meta:cell-count="114" meta:object-count="0"/>
  </office:meta>
</office:document-meta>
</file>